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4f3b2" officeooo:paragraph-rsid="0014f3b2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f3b2" officeooo:paragraph-rsid="0014f3b2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Cerr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ersonal técn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0">Debe haber una incidencia técnica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7"/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/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/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6">Cerrar una incidencia técnica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6">El técnico indica que una incidencia técnica previamente notificada ha sido solucionada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8">1</text:p>
          </table:table-cell>
          <table:table-cell table:style-name="Tabla4.B2" office:value-type="string">
            <text:p text:style-name="P11">Usuario: indica quequiere cerr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17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1">Le pide al usuario que indique qué incidencia quiere cerrar</text:p>
          </table:table-cell>
        </table:table-row>
        <table:table-row table:style-name="Tabla4.1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11">Usuario:elige la incidencia a cerrar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1">Se registra la incidencia como solucionada</text:p>
          </table:table-cell>
        </table:table-row>
        <table:table-row table:style-name="Tabla4.1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17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17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17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17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17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8">3a</text:p>
          </table:table-cell>
          <table:table-cell table:style-name="Tabla5.B2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17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4" office:value-type="string">
            <text:p text:style-name="P8"/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1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1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">Comentarios</text:p>
          </table:table-cell>
        </table:table-row>
        <table:table-row table:style-name="Tabla7.2">
          <table:table-cell table:style-name="Tabla7.A2" office:value-type="string">
            <text:p text:style-name="P15"/>
          </table:table-cell>
        </table:table-row>
      </table:table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2T23:25:27.712172013</dc:date>
    <meta:editing-cycles>3</meta:editing-cycles>
    <meta:editing-duration>PT7M25S</meta:editing-duration>
    <meta:document-statistic meta:table-count="7" meta:image-count="0" meta:object-count="0" meta:page-count="1" meta:paragraph-count="41" meta:word-count="110" meta:character-count="745" meta:non-whitespace-character-count="676"/>
    <meta:generator>LibreOffice/5.4.5.1$Linux_X86_64 LibreOffice_project/40m0$Build-1</meta:generator>
  </office:meta>
</office:document-meta>
</file>